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pitch="fixed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  <style:text-properties officeooo:rsid="001aed8b" officeooo:paragraph-rsid="001aed8b"/>
    </style:style>
    <style:style style:name="P2" style:family="paragraph" style:parent-style-name="Text_20_body">
      <style:paragraph-properties fo:margin-top="0in" fo:margin-bottom="0in" style:contextual-spacing="false"/>
      <style:text-properties officeooo:rsid="001c9c84" officeooo:paragraph-rsid="001c9c84"/>
    </style:style>
    <style:style style:name="P3" style:family="paragraph" style:parent-style-name="Text_20_body">
      <style:text-properties officeooo:rsid="001dd369" officeooo:paragraph-rsid="001dd369"/>
    </style:style>
    <style:style style:name="P4" style:family="paragraph" style:parent-style-name="Text_20_body">
      <style:text-properties officeooo:rsid="001f0070" officeooo:paragraph-rsid="001f0070"/>
    </style:style>
    <style:style style:name="P5" style:family="paragraph" style:parent-style-name="Heading_20_1">
      <style:text-properties officeooo:paragraph-rsid="001d3766"/>
    </style:style>
    <style:style style:name="P6" style:family="paragraph" style:parent-style-name="Heading_20_1">
      <style:paragraph-properties fo:break-before="page"/>
      <style:text-properties officeooo:paragraph-rsid="001f963f"/>
    </style:style>
    <style:style style:name="P7" style:family="paragraph" style:parent-style-name="Heading_20_2">
      <style:text-properties officeooo:paragraph-rsid="001f963f"/>
    </style:style>
    <style:style style:name="P8" style:family="paragraph" style:parent-style-name="Text_20_body" style:list-style-name="">
      <style:paragraph-properties fo:line-height="115%"/>
      <style:text-properties officeooo:rsid="001f0070" officeooo:paragraph-rsid="001f0070"/>
    </style:style>
    <style:style style:name="P9" style:family="paragraph" style:parent-style-name="Text_20_body" style:list-style-name="L1">
      <style:text-properties style:text-position="0% 100%" style:font-name="Nimbus Roman" officeooo:rsid="001f0070" officeooo:paragraph-rsid="001f0070" style:font-name-asian="Nimbus Roman" style:font-name-complex="Nimbus Roman"/>
    </style:style>
    <style:style style:name="P10" style:family="paragraph" style:parent-style-name="Text_20_body" style:list-style-name="L2">
      <style:text-properties officeooo:rsid="00214511" officeooo:paragraph-rsid="00214511"/>
    </style:style>
    <style:style style:name="P11" style:family="paragraph" style:parent-style-name="Text_20_body">
      <style:text-properties officeooo:rsid="00214511" officeooo:paragraph-rsid="00214511"/>
    </style:style>
    <style:style style:name="T1" style:family="text">
      <style:text-properties officeooo:rsid="001a8187"/>
    </style:style>
    <style:style style:name="T2" style:family="text">
      <style:text-properties officeooo:rsid="001d3766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Nimbus Roman" style:font-name-asian="Nimbus Roman" style:font-name-complex="Nimbus Roman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Nimbus Roman" style:font-name-asian="Nimbus Roman" style:font-name-complex="Nimbus Roman"/>
    </style:style>
    <style:style style:name="T7" style:family="text">
      <style:text-properties style:text-position="0% 100%" style:font-name="Nimbus Roman" officeooo:rsid="001dd369" style:font-name-asian="Nimbus Roman" style:font-name-complex="Nimbus Roman"/>
    </style:style>
    <style:style style:name="T8" style:family="text">
      <style:text-properties style:font-name="Nimbus Roman" style:font-name-asian="Nimbus Roman" style:font-name-complex="Nimbus Roman"/>
    </style:style>
    <style:style style:name="T9" style:family="text">
      <style:text-properties officeooo:rsid="001f963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konometria</text:p>
      <text:h text:style-name="Heading_20_1" text:outline-level="1">Lekcja 1 (19/2/2024):</text:h>
      <text:p text:style-name="Text_20_body"><text:span text:style-name="T1">Min </text:span>50 pts. z 2 kołosów (3)</text:p>
      <text:p text:style-name="Text_20_body">&lt;=4 zwolnenie z egz.</text:p>
      <text:h text:style-name="Heading_20_2" text:outline-level="2">Przedmiot ekonometrii:</text:h>
      <text:p text:style-name="P1">Nauka o merodach badania isościowych zależności między zjawiskami ekonomicznymi I zjawiskami mającymi wpływ na zjawiska ekonomiczne, praktycznej weryfikacji teorii ekonomicznych.</text:p>
      <text:p text:style-name="P2">Mierzymi powiązane zjawiska, lecz ich powiązania</text:p>
      <text:h text:style-name="P5" text:outline-level="1">Lekcja <text:span text:style-name="T2">2</text:span> (<text:span text:style-name="T2">26</text:span>/2/2024):</text:h>
      <text:h text:style-name="Heading_20_2" text:outline-level="2">Model ekonometryczny:</text:h>
      <text:p text:style-name="P3">Ogólna postać opisowego modelu ekonometrycznego:</text:p>
      <text:p text:style-name="P3">Y = f(X<text:span text:style-name="T3">1</text:span><text:span text:style-name="T5">,X</text:span><text:span text:style-name="T3">2</text:span><text:span text:style-name="T5">...X</text:span><text:span text:style-name="T3">i</text:span>)</text:p>
      <text:p text:style-name="P3">Przykład:</text:p>
      <text:p text:style-name="P3">Konsumpcja <text:s/>= f(Dochód, <text:span text:style-name="T8">∈</text:span>)</text:p>
      <text:p text:style-name="P3">Konsumpcja <text:s/>= f(Dochód, L.os.,<text:span text:style-name="T8">∈</text:span>)</text:p>
      <text:p text:style-name="P3"/>
      <text:p text:style-name="P4">Jeżeli zależność ma charakter liniowy, to opisowy model ekonometryczny ma postać</text:p>
      <text:p text:style-name="P4">Y = B<text:span text:style-name="T3">0</text:span><text:span text:style-name="T5"> + B</text:span><text:span text:style-name="T3">1</text:span><text:span text:style-name="T5">X</text:span><text:span text:style-name="T3">1</text:span><text:span text:style-name="T5"> + B</text:span><text:span text:style-name="T3">2</text:span><text:span text:style-name="T5">X</text:span><text:span text:style-name="T3">2</text:span><text:span text:style-name="T5"> … + B</text:span><text:span text:style-name="T3">k</text:span><text:span text:style-name="T5">X</text:span><text:span text:style-name="T3">k </text:span><text:span text:style-name="T5">+</text:span><text:span text:style-name="T7">∈</text:span></text:p>
      <text:p text:style-name="P4"><text:span text:style-name="T7">S</text:span><text:span text:style-name="T6">zacowanie porametrów modelu</text:span></text:p>
      <text:p text:style-name="P4"><text:span text:style-name="T6">Konsumpcja = B</text:span><text:span text:style-name="T4">0 </text:span><text:span text:style-name="T6">+ B</text:span><text:span text:style-name="T4">1 </text:span><text:span text:style-name="T6">Dochod + B</text:span><text:span text:style-name="T4">2 </text:span><text:span text:style-name="T6">L.os +</text:span><text:span text:style-name="T7">∈</text:span></text:p>
      <text:p text:style-name="P4"><text:span text:style-name="T7">W </text:span><text:span text:style-name="T6">modelyu ekonometrycznym trzeba oszacować dwa rodzaje parametrów:</text:span></text:p>
      <text:list xml:id="list3510912853" text:style-name="L1">
        <text:list-item>
          <text:p text:style-name="P9">Strukturalne </text:p>
        </text:list-item>
        <text:list-item>
          <text:p text:style-name="P9">Struktury stochastycznej</text:p>
        </text:list-item>
      </text:list>
      <text:p text:style-name="P8"><text:span text:style-name="T6"/></text:p>
      <text:h text:style-name="P6" text:outline-level="1">Lekcja <text:span text:style-name="T9">3</text:span> (<text:span text:style-name="T9">4</text:span>/<text:span text:style-name="T9">3</text:span>/2024):</text:h>
      <text:h text:style-name="P7" text:outline-level="2"><text:span text:style-name="T9">Liniowy m</text:span>odel ekonometryczny <text:span text:style-name="T9">o jednej zmiennej objaśniającej</text:span>:</text:h>
      <text:list text:style-name="L2">
        <text:list-item>
          <text:p text:style-name="P10">Problem</text:p>
        </text:list-item>
        <text:list-item>
          <text:p text:style-name="P10">Metoda najmniejszych kwadratów (szacowania)</text:p>
        </text:list-item>
        <text:list-item>
          <text:p text:style-name="P10">Założenia modelu regresji liniowej</text:p>
        </text:list-item>
        <text:list-item>
          <text:p text:style-name="P10">Przykład</text:p>
        </text:list-item>
      </text:list>
      <text:p text:style-name="P11">Liniowy model ekonomiczny o jednej zmiennej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pitch="fixed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1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8pt" officeooo:rsid="001a2084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in" style:contextual-spacing="false" fo:text-align="start" style:justify-single-word="false"/>
      <style:text-properties fo:font-size="34pt" fo:font-weight="bold" officeooo:rsid="001a2084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22pt" fo:font-weight="bold" officeooo:rsid="001a208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20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49:57.145642014</meta:creation-date>
    <dc:date>2024-03-04T10:52:16.582574104</dc:date>
    <meta:editing-duration>PT23M57S</meta:editing-duration>
    <meta:editing-cycles>10</meta:editing-cycles>
    <meta:generator>LibreOffice/24.2.0.3$Linux_X86_64 LibreOffice_project/420$Build-3</meta:generator>
    <meta:document-statistic meta:table-count="0" meta:image-count="0" meta:object-count="0" meta:page-count="2" meta:paragraph-count="28" meta:word-count="143" meta:character-count="1011" meta:non-whitespace-character-count="898"/>
  </office:meta>
</office:document-meta>
</file>